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3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5" style:family="paragraph" style:parent-style-name="Standard">
      <style:paragraph-properties style:line-height-at-least="0.582cm"/>
    </style:style>
    <style:style style:name="P16" style:family="paragraph" style:parent-style-name="Standard">
      <style:text-properties officeooo:rsid="0029999e" officeooo:paragraph-rsid="0029999e"/>
    </style:style>
    <style:style style:name="P17" style:family="paragraph" style:parent-style-name="Standard">
      <style:text-properties officeooo:rsid="002aec51" officeooo:paragraph-rsid="002aec51"/>
    </style:style>
    <style:style style:name="P18" style:family="paragraph" style:parent-style-name="Standard">
      <style:text-properties officeooo:rsid="002bc2ae" officeooo:paragraph-rsid="002bc2ae"/>
    </style:style>
    <style:style style:name="P19" style:family="paragraph" style:parent-style-name="Standard">
      <style:text-properties officeooo:rsid="002daff4" officeooo:paragraph-rsid="002daff4"/>
    </style:style>
    <style:style style:name="P20" style:family="paragraph" style:parent-style-name="Standard">
      <style:text-properties officeooo:rsid="002e8dc5" officeooo:paragraph-rsid="002e8dc5"/>
    </style:style>
    <style:style style:name="P21" style:family="paragraph" style:parent-style-name="Standard">
      <style:text-properties officeooo:rsid="002f9581" officeooo:paragraph-rsid="002f9581"/>
    </style:style>
    <style:style style:name="P22" style:family="paragraph" style:parent-style-name="Standard">
      <style:text-properties officeooo:rsid="0032812f" officeooo:paragraph-rsid="0032812f"/>
    </style:style>
    <style:style style:name="P23" style:family="paragraph" style:parent-style-name="Standard">
      <style:text-properties officeooo:rsid="00331a15" officeooo:paragraph-rsid="00331a15"/>
    </style:style>
    <style:style style:name="P24" style:family="paragraph" style:parent-style-name="Standard">
      <style:text-properties officeooo:rsid="00353904" officeooo:paragraph-rsid="00353904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P29" style:family="paragraph" style:parent-style-name="Standard">
      <style:text-properties style:font-name="Liberation Serif" officeooo:rsid="003a66f1" officeooo:paragraph-rsid="003a66f1"/>
    </style:style>
    <style:style style:name="P30" style:family="paragraph" style:parent-style-name="Standard">
      <style:text-properties style:font-name="Liberation Serif" officeooo:rsid="003d6c42" officeooo:paragraph-rsid="003d6c42"/>
    </style:style>
    <style:style style:name="P31" style:family="paragraph" style:parent-style-name="Standard">
      <style:text-properties officeooo:rsid="003d6c42" officeooo:paragraph-rsid="003d6c42"/>
    </style:style>
    <style:style style:name="P32" style:family="paragraph" style:parent-style-name="Standard">
      <style:text-properties officeooo:rsid="003e362f" officeooo:paragraph-rsid="003e362f"/>
    </style:style>
    <style:style style:name="P33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353904" officeooo:paragraph-rsid="00353904"/>
    </style:style>
    <style:style style:name="P3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P35" style:family="paragraph" style:parent-style-name="Text_20_body" style:list-style-name="L1">
      <style:paragraph-properties fo:margin-top="0cm" fo:margin-bottom="0cm" style:contextual-spacing="false" fo:orphans="2" fo:widows="2" fo:padding="0cm" fo:border="none"/>
    </style:style>
    <style:style style:name="P36" style:family="paragraph" style:parent-style-name="Text_20_body" style:list-style-name="L1">
      <style:paragraph-properties fo:orphans="2" fo:widows="2" fo:padding="0cm" fo:border="non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  <style:style style:name="T12" style:family="text">
      <style:text-properties officeooo:rsid="003c1915"/>
    </style:style>
    <style:style style:name="T13" style:family="text">
      <style:text-properties officeooo:rsid="003c2ac7"/>
    </style:style>
    <style:style style:name="T14" style:family="text">
      <style:text-properties fo:font-variant="normal" fo:text-transform="none" fo:color="#cccccc" loext:opacity="100%" style:font-name="Liberation Serif" fo:font-size="12pt" fo:letter-spacing="normal" fo:font-style="normal" fo:font-weight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normal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6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5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0">template</text:p>
      <text:p text:style-name="P13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5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2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5"/>
      <text:p text:style-name="P12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7">to go to any file in browser dev options or in vs code</text:p>
      <text:p text:style-name="P8"/>
      <text:p text:style-name="P8"/>
      <text:p text:style-name="P18">Directives</text:p>
      <text:p text:style-name="P18"/>
      <text:p text:style-name="P18">Directives are use to change behavior and appearance of DOM element</text:p>
      <text:p text:style-name="P18">Directives can implement all life cycle hooks</text:p>
      <text:p text:style-name="P18">Directives can not have template</text:p>
      <text:p text:style-name="P18"/>
      <text:p text:style-name="P21">Types of Directives</text:p>
      <text:p text:style-name="P21"/>
      <text:p text:style-name="P19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1">Attribute directives – <text:span text:style-name="T10">mostly used</text:span></text:p>
      <text:p text:style-name="P21"/>
      <text:p text:style-name="P14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2">Builtin Directives</text:p>
      <text:p text:style-name="P22"/>
      <text:p text:style-name="P22">structural-</text:p>
      <text:p text:style-name="P22">*ngIf</text:p>
      <text:p text:style-name="P22">*ngFor</text:p>
      <text:p text:style-name="P22">*ngSwitch</text:p>
      <text:p text:style-name="P22"/>
      <text:p text:style-name="P22">attribute-</text:p>
      <text:p text:style-name="P22">ngClass</text:p>
      <text:p text:style-name="P22">ngStyle</text:p>
      <text:p text:style-name="P22"/>
      <text:p text:style-name="P23"/>
      <text:p text:style-name="P24">Pipes</text:p>
      <text:p text:style-name="P24"/>
      <text:p text:style-name="P24">Pipes used for data transformation.</text:p>
      <text:p text:style-name="P24">Pipes don’t change actual object.</text:p>
      <text:p text:style-name="P24"/>
      <text:p text:style-name="P24">Builtin pipes</text:p>
      <text:p text:style-name="P24"/>
      <text:p text:style-name="P24">date</text:p>
      <text:p text:style-name="P24">uppercase</text:p>
      <text:p text:style-name="P24">lowercase</text:p>
      <text:p text:style-name="P24">titlecase</text:p>
      <text:p text:style-name="P24">currency</text:p>
      <text:p text:style-name="P24">number/decimal</text:p>
      <text:p text:style-name="P24">percent</text:p>
      <text:p text:style-name="P24">json</text:p>
      <text:p text:style-name="P24">slice</text:p>
      <text:p text:style-name="P24">async</text:p>
      <text:p text:style-name="P24"/>
      <text:p text:style-name="P24"/>
      <text:p text:style-name="P24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<text:span text:style-name="T13">ng</text:span>OnChanges</text:p>
      <text:p text:style-name="P28"><text:span text:style-name="T12">ng</text:span>On<text:span text:style-name="T12">I</text:span>nit</text:p>
      <text:p text:style-name="P28"/>
      <text:p text:style-name="P28"/>
      <text:p text:style-name="P28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9"/>
      <text:p text:style-name="P30">Why change detection strategy is needed?</text:p>
      <text:p text:style-name="P30"/>
      <text:p text:style-name="P30">I there is any change in one of the component then from main component till the last child component, all components starts rendering.<text:line-break/>This will impact performance in case there was no change in other components but they are still forced to render.</text:p>
      <text:p text:style-name="P29"/>
      <text:p text:style-name="P33">The change-detection strategy to use for this component.</text:p>
      <text:p text:style-name="P34">When a component is instantiated, Angular creates a change detector, which is responsible for propagating the component's bindings. The strategy is one of:</text:p>
      <text:list text:style-name="L1">
        <text:list-item>
          <text:p text:style-name="P35"><text:span text:style-name="Source_20_Text"><text:span text:style-name="T16">ChangeDetectionStrategy#OnPush</text:span></text:span><text:span text:style-name="T15"> sets the strategy to </text:span><text:span text:style-name="Source_20_Text"><text:span text:style-name="T16">CheckOnce</text:span></text:span><text:span text:style-name="T15"> (on demand).</text:span></text:p>
        </text:list-item>
        <text:list-item>
          <text:p text:style-name="P36"><text:span text:style-name="Source_20_Text"><text:span text:style-name="T16">ChangeDetectionStrategy#Default</text:span></text:span><text:span text:style-name="T15"> sets the strategy to </text:span><text:span text:style-name="Source_20_Text"><text:span text:style-name="T16">CheckAlways</text:span></text:span><text:span text:style-name="T14">.</text:span></text:p>
        </text:list-item>
      </text:list>
      <text:p text:style-name="P24"/>
      <text:p text:style-name="P31">Rules for OnPush change-detection strategy-</text:p>
      <text:p text:style-name="P32">Component should not change data internally.</text:p>
      <text:p text:style-name="P31">Not data chane should happen within that component.</text:p>
      <text:p text:style-name="P31">All data must come from other components.</text:p>
      <text:p text:style-name="P31">For ex. - using @Input and @Output decorator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  <style:font-face style:name="var monaco-monospace-font" svg:font-family="'var monaco-monospace-font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19T16:49:37.595187199</dc:date>
    <meta:editing-duration>PT8H52M43S</meta:editing-duration>
    <meta:editing-cycles>28</meta:editing-cycles>
    <meta:generator>LibreOffice/7.4.7.2$Linux_X86_64 LibreOffice_project/40$Build-2</meta:generator>
    <meta:document-statistic meta:table-count="0" meta:image-count="0" meta:object-count="0" meta:page-count="4" meta:paragraph-count="117" meta:word-count="583" meta:character-count="3868" meta:non-whitespace-character-count="3385"/>
  </office:meta>
</office:document-meta>
</file>